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erkrankt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Nach dem Abendessen beeilt sich Thomal. Er muss Matuschek suchen. Er will auf keinen Fall mit Anke und Antonia alleine beim Vortrag fest hängen. </text:p>
      <text:p text:style-name="P2"/>
      <text:p text:style-name="P2">Er findet ihn auf seinem Zimmer. Als die beiden rauchend auf der Terrasse stehen sagt Matuschek</text:p>
      <text:p text:style-name="P2"/>
      <text:p text:style-name="P2">„Nee, nee, Alter. Das hast du dir geschickt ausgedacht. Weil du nicht mit den Weibern alleine los willst, sollen wir mitkommen, oder was? Aber du hast Glück. Ich wollte mir sowieso den Vortrag anhören. Frieder auch. Also wir treffen uns dann.“</text:p>
      <text:p text:style-name="P2">Er drückt seine Zigarette aus. Thomal auch. Erleichtert schlendert er zurück auf sein Zimmer. </text:p>
      <text:p text:style-name="P2"/>
      <text:p text:style-name="P2">Der Vortragsraum ist ein etwas größeres Zimmer im ersten Stock. Die Wände sind weiß. Er wird doch Stehlampen angenehme beleuchtet. Stühle sind in drei Reihen, unterbrochen durch einen freien Mittelgang, angeordnet. Vorne, bei den Fenstern, steht Peter. Sein gewelltes Haar ist länger gehalten. Am Arm trägt er einen Reif. Er sieht ein bisschen aus wie ein Althippie. Dabei ist er sehr groß und kräftig. 'Schöne Haare hat der', denkt Thomal. Sein leicht schrägen Augen und die Hakennase verleihen seinen Zügen etwas Unkonventionelles. Neben ihm sitzen Antiona und Anke, neben Anke sitzt Frieder, dann kommt Matuschek. So ist eine seitliche Reihe voll belegt. Anke hat sich sehr gefreut und sich mit Frieder unterhalten. Interessanterweise hat Frieder anders reagiert als er selber. Er scheint Anke ganz gerne zu mögen. Vor dem Publikum, der Raum ist voll, reibt sich Peter die Hände. </text:p>
      <text:p text:style-name="P2"/>
      <text:p text:style-name="P2">„So“, sagt er. „Schön, dass ihr alle hier seid. Ich sehe viele bekannte Gesichter, aber auch ein paar <text:soft-page-break/>Neue.“</text:p>
      <text:p text:style-name="P2">Er blickt herum und sein Augen treffen auch Thomal. </text:p>
      <text:p text:style-name="P2">„Wie ihr wisst, warte ich immer auf die Ideen zu meinem Vortrag und heute dachte ich mir, dass wir uns gerne mal über Definitionen unterhalten und wie diese in unser Leben verwoben sind. Wie ihr wisst oder auch nicht...“</text:p>
      <text:p text:style-name="P2"/>
      <text:p text:style-name="P2">Dann muss er laut husten. Dabei wirft er den Kopf nach hinten und hält sich die Hand vor den Mund</text:p>
      <text:p text:style-name="P2"/>
      <text:p text:style-name="P2">„Wie ihr alle wisst, stelle ich gerne auch mal Fragen. Wenn ihr Lust habt, dann könnt ihr antworten. Aber: wenn ihr still mit denkt, ist das genauso schön.“</text:p>
      <text:p text:style-name="P2"/>
      <text:p text:style-name="P2">„So“, sagt er dann und reibt sich erneut die Hände. Dann greift er zum Wasserglas, das auf einem Stehtischchen neben ihm steht und nimmt sehr langsam einen Schluck Wasser.</text:p>
      <text:p text:style-name="P2">„Ich muss das machen, sonst fange ich immer an zu husten.“</text:p>
      <text:p text:style-name="P2">Er stellt das Wasserglas ab, räuspert sich und nimmt dann nochmal einen Schluck. Thomal scharrt etwas mit den Füßen, da flüstert Anke ihm ins Ohr.</text:p>
      <text:p text:style-name="P2">„Er hat immer schlimmen Husten, ganz schlimm“, sagt sie.</text:p>
      <text:p text:style-name="P2">Peter räuspert sich erneut und sagt dann:</text:p>
      <text:p text:style-name="P2"/>
      <text:p text:style-name="P2">„Wo, denkt ihr, spielen Definitionen ein große Rolle. Hat jemand eine Idee?“</text:p>
      <text:p text:style-name="P2">'Das ist ja wie in der Schule', denkt Thomal. Er blickt sich im Raum um, wie das so üblich ist. Man lässt den Blick über die sonstigen Zuhörer schweifen. 'Das ist immer ein komisches Gefühl', denkt er. 'Man taxiert sich so und will hören, wer schlau ist.'</text:p>
      <text:p text:style-name="P2">Ein junges Mädchen aus dem anderenn Flügel hebt den Arm.</text:p>
      <text:p text:style-name="P2">„In der Mathematik“, sagt sie.</text:p>
      <text:p text:style-name="P2">„Stimmt“, <text:s/>sagt Peter. „Und weißt du auch wofür sie stehen oder was sie bedeuten?“</text:p>
      <text:p text:style-name="P2">„Klar“, sagt das Mädchen. „Es sind Festsetzungen, also so etwas wie Bausteine, denke ich, mit denen man weiter arbeiten kann.“</text:p>
      <text:p text:style-name="P2">„Und wie entstehen die Definitionen?“, fragt Peter das Mädchen erneut.</text:p>
      <text:p text:style-name="P2">„Ich würde sagen, dass sie sich manchmal aus Ableitungen ergeben. Vielleicht aber auch klare Randbestimmungen sind, damit man ein Experiment oder so etwas durchführen kann.“</text:p>
      <text:p text:style-name="P2">„Ja, sehr gut. Jetzt würde ich euch gerne eine Frage stellen, die den Begriff mit Leben füllen soll. Wie könnte man ein Auto definieren.“</text:p>
      <text:p text:style-name="P2">„Das ist doch einfach“, ruft Matuschek. „Ein Auto ist ein Karosse mit Sitzgelegenheiten, vier Rädern und einem mechanischen Motor, der die Räder antreibt usw.“</text:p>
      <text:p text:style-name="P2">Frieder nickt zustimmend. Das Gemurmel der Zuhörer verrät, dass sie die Antwort für gut halten.</text:p>
      <text:p text:style-name="P2">Peter antwortet:</text:p>
      <text:p text:style-name="P2">„Ja. Man könnte jetzt in die Details gehen und sagen: es gibt auch Flugzeuge, die deiner Definition entsprechen, richtig?“</text:p>
      <text:p text:style-name="P2">Matuschek überlegt. Dann antwortet er: „Stimmt, also müsste ich ausschließen, dass das Auto Flügel hat.“</text:p>
      <text:p text:style-name="P2">Anke sagt: „Ja, oder schwimmen kann.“</text:p>
      <text:p text:style-name="P2">Gelächter geht durch das Zimmer. </text:p>
      <text:p text:style-name="P2">„Richtig, Anke!“, sagt Peter. „Also“, führt Peter fort, „ was könnte noch zum Auto gehören, also das, was es ausmacht.“</text:p>
      <text:p text:style-name="P2">Stille. Dann fasst sich Thomal ein Herz: „Wege oder Straßen!“, sagt er.</text:p>
      <text:p text:style-name="P2">„Verdammt richtig!“, sagt Peter. „Sowie die Luft zum Flugzeug und ein Flugplatz.“</text:p>
      <text:p text:style-name="P2">„Oder wie das Wasser zum Amphipien-Fahrzeug!“, sagt Frieder.</text:p>
      <text:p text:style-name="P2">„Ich habe auch eine Idee“, sagt Anke.</text:p>
      <text:p text:style-name="P2">„Ja, nur zu!“, sagt Peter.</text:p>
      <text:p text:style-name="P2">„Also wenn es Straßen gibt und das Auto zwischen die Straßen nützt, dann müssen zum Auto auch <text:soft-page-break/>die Menschen gehören oder Orte gehören, die mit dem Auto verbunden werden. Oder nicht?“</text:p>
      <text:p text:style-name="P2">Wieder ist Schweigen. „Das ist doch jetzt übertrieben“, sagt Matuschek.</text:p>
      <text:p text:style-name="P2">„Findest du?“, fragt Peter. </text:p>
      <text:p text:style-name="P2">Frieder sagt: „Ich glaube, dass Anke recht hat. Also das Auto wurde doch zu diesem Zweck erfunden!“</text:p>
      <text:p text:style-name="P2"/>
      <text:p text:style-name="P2">„Ahaaa“, ruft Peter. „Hört, hört! Willst du damit sagen, dass die Idee des Autos schon zum Auto gehört und es definiert?“</text:p>
      <text:p text:style-name="P2"/>
      <text:p text:style-name="P2">„Ich glaube, dass es so ist“, sagt Frieder leise. </text:p>
      <text:p text:style-name="P2"/>
      <text:p text:style-name="P2">Da meldet sich wieder das Mädchen aus dem rechten Flügel zu Wort: „Also es stimmt. Wenn ich überlege, wie Computer gebaut wurden! Klar war die Idee ganz entscheidend. Und ich glaube, dass sie maßgeblich die Definition eines Computers ausmacht.“</text:p>
      <text:p text:style-name="P2"/>
      <text:p text:style-name="P2">„So, dann muss ich jetzt aber mal folgendes sagen“, Thomal ist ganz aufgeregt als er seine Aussage vorbereitet.</text:p>
      <text:p text:style-name="P2">„Wenn jetzt die Idee des Autos das Auto mit definiert, dann gehört doch auch die industrielle Revolution usw. zum Auto. Mal abgesehen davon auch das Pferd und das wirtschaftliche Wachstum, denn beide haben die Idee vielleicht erst entstehen lassen, das Auto versprach doch schnelleren Güteraustausch.“</text:p>
      <text:p text:style-name="P2">Matuschek macht eine Scheibenwischergeste vor seinem Gesicht. </text:p>
      <text:p text:style-name="P2"/>
      <text:p text:style-name="P2">„Trotzdem“, sagt Peter, „glaube ich, dass an euren Punkten was dran ist. Aber:“, er hebt den Arm und den Zeigefinger und muss erneut sehr laut husten.</text:p>
      <text:p text:style-name="P2"/>
      <text:p text:style-name="P2">„Oh Mann!“, sagt Matuschek. „In den spannendsten Momenten.“</text:p>
      <text:p text:style-name="P2"/>
      <text:p text:style-name="P2">„Aber:“, sagt Peter erneut, als er sich ausgehustet hat. „Würde ich sagen, die Definition von Matuschek ist richtig. Warum?“</text:p>
      <text:p text:style-name="P2"/>
      <text:p text:style-name="P2">„Siehste!“, sagt Matuschek zu Frieder. „Habs doch gleich gesagt.“</text:p>
      <text:p text:style-name="P2"/>
      <text:p text:style-name="P2">Da sagt jemand aus dem rechten Flügel, den Thomal jetzt erst erkennt und als Michael vom gestrigen Spaziergang am Amphitheater identifiziert:</text:p>
      <text:p text:style-name="P2"/>
      <text:p text:style-name="P2">„Weil es so am einfachsten ist, da man das Auto sehen kann.“</text:p>
      <text:p text:style-name="P2"/>
      <text:p text:style-name="P2">„Damn right!“, sagt Peter erfreut. „Aber weiter gegriffen würde ich sagen: das Auto ist kein Ding, sondern ein Prozess.“</text:p>
      <text:p text:style-name="P2">Das sitzt. Da meldet sich Thomal erneut zu Wort:</text:p>
      <text:p text:style-name="P2">„Wie aber sieht es mit einem Spiel aus!“, sagt er. „Wie kann man es definieren?“</text:p>
      <text:p text:style-name="P2"/>
      <text:p text:style-name="P2">„Ohoo“, Peter macht ein theatralische Geste. „Ein Philosoph! Wisst ihr, dass sich schon viele Philosophen darüber den Kopf zerbrochen haben? <text:s/>Am bekanntesten in unserem Kulturkreis ist Wittgenstein. Der hat gesagt, dass es unmöglich ist, Spiele mittels der Sprache zu definieren. Er schlug vor, nach Artverwandtschaften zu suchen. Er bildet so eine Art heterogene Kategorien. Das bedeutet, dass zwei Spiele immer mindestens eine gemeinsame Eigenschaft aufweisen. Jedes dieser Spiele kann wieder mit einem anderen eine Artverwandtschaft bilden usw. Es entsteht ein Netz. Versteht ihr das?“</text:p>
      <text:p text:style-name="P2"/>
      <text:p text:style-name="P2">„Ja!“, sagt das Mädchen vom rechten Flügel. „Ist doch logisch.“</text:p>
      <text:p text:style-name="P2"><text:soft-page-break/></text:p>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text:soft-page-break/>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text:soft-page-break/>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text:soft-page-break/>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text:soft-page-break/>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text:soft-page-break/>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xt:soft-page-break/>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text:soft-page-break/>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text:soft-page-break/>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text:soft-page-break/>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text:soft-page-break/>"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text:soft-page-break/>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text:soft-page-break/>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text:soft-page-break/>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text:soft-page-break/>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9T17:11:43</dc:date>
    <dc:creator>Uwe Kirschenmann</dc:creator>
    <meta:editing-duration>P41DT20H16S</meta:editing-duration>
    <meta:editing-cycles>440</meta:editing-cycles>
    <meta:generator>OpenOffice/4.0.0$Unix OpenOffice.org_project/400m3$Build-9702</meta:generator>
    <meta:document-statistic meta:table-count="0" meta:image-count="0" meta:object-count="0" meta:page-count="71" meta:paragraph-count="1168" meta:word-count="35056" meta:character-count="213067"/>
  </office:meta>
</office:document-meta>
</file>